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926cm"/>
    </style:style>
    <style:style style:name="co4" style:family="table-column">
      <style:table-column-properties fo:break-before="auto" style:column-width="2.32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>
            <text:p>S=2</text:p>
          </table:table-cell>
          <table:table-cell>
            <draw:frame table:end-cell-address="Sheet1.L17" table:end-x="1.066cm" table:end-y="0.082cm" draw:z-index="0" draw:style-name="gr1" svg:width="16.926cm" svg:height="6.728cm" svg:x="2.264cm" svg:y="0.416cm">
              <draw:object draw:notify-on-update-of-ranges="Sheet1.B3:Sheet1.B13 Sheet1.C3:Sheet1.C13 Sheet1.D3:Sheet1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O(n^3)</text:p>
          </table:table-cell>
          <table:table-cell office:value-type="string">
            <text:p>Shtrassen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3]*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4]*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f:=[.B5]*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table:formula="of:=[.B6]*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table:formula="of:=[.B7]*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table:formula="of:=[.B8]*2"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849">
            <text:p>849</text:p>
          </table:table-cell>
          <table:table-cell/>
        </table:table-row>
        <table:table-row table:style-name="ro1">
          <table:table-cell/>
          <table:table-cell table:formula="of:=[.B9]*2" office:value-type="float" office:value="256">
            <text:p>256</text:p>
          </table:table-cell>
          <table:table-cell office:value-type="float" office:value="29">
            <text:p>29</text:p>
          </table:table-cell>
          <table:table-cell office:value-type="float" office:value="5964">
            <text:p>5964</text:p>
          </table:table-cell>
          <table:table-cell/>
        </table:table-row>
        <table:table-row table:style-name="ro1">
          <table:table-cell/>
          <table:table-cell table:formula="of:=[.B10]*2" office:value-type="float" office:value="512">
            <text:p>512</text:p>
          </table:table-cell>
          <table:table-cell office:value-type="float" office:value="297">
            <text:p>297</text:p>
          </table:table-cell>
          <table:table-cell office:value-type="float" office:value="42005">
            <text:p>42005</text:p>
          </table:table-cell>
          <table:table-cell/>
        </table:table-row>
        <table:table-row table:style-name="ro1">
          <table:table-cell/>
          <table:table-cell table:formula="of:=[.B11]*2" office:value-type="float" office:value="1024">
            <text:p>1024</text:p>
          </table:table-cell>
          <table:table-cell office:value-type="float" office:value="11220">
            <text:p>11220</text:p>
          </table:table-cell>
          <table:table-cell table:number-columns-repeated="2"/>
        </table:table-row>
        <table:table-row table:style-name="ro1">
          <table:table-cell/>
          <table:table-cell table:formula="of:=[.B12]*2" office:value-type="float" office:value="2048">
            <text:p>2048</text:p>
          </table:table-cell>
          <table:table-cell office:value-type="float" office:value="114000">
            <text:p>11400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=4</text:p>
          </table:table-cell>
          <table:table-cell/>
          <table:table-cell>
            <draw:frame table:end-cell-address="Sheet1.L33" table:end-x="1.06cm" table:end-y="0.095cm" draw:z-index="1" draw:style-name="gr1" svg:width="16.829cm" svg:height="6.728cm" svg:x="0.038cm" svg:y="0.43cm">
              <draw:object draw:notify-on-update-of-ranges="Sheet1.B3:Sheet1.B13 Sheet1.C19:Sheet1.C29 Sheet1.D19:Sheet1.D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O(n^3)</text:p>
          </table:table-cell>
          <table:table-cell office:value-type="string">
            <text:p>Shtrassen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9]*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20]*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21]*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formula="of:=[.B22]*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table:formula="of:=[.B23]*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table:formula="of:=[.B24]*2"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/>
          <table:table-cell table:formula="of:=[.B25]*2" office:value-type="float" office:value="256">
            <text:p>256</text:p>
          </table:table-cell>
          <table:table-cell office:value-type="float" office:value="34">
            <text:p>34</text:p>
          </table:table-cell>
          <table:table-cell office:value-type="float" office:value="1671">
            <text:p>1671</text:p>
          </table:table-cell>
          <table:table-cell/>
        </table:table-row>
        <table:table-row table:style-name="ro1">
          <table:table-cell/>
          <table:table-cell table:formula="of:=[.B26]*2" office:value-type="float" office:value="512">
            <text:p>512</text:p>
          </table:table-cell>
          <table:table-cell office:value-type="float" office:value="325">
            <text:p>325</text:p>
          </table:table-cell>
          <table:table-cell office:value-type="float" office:value="11890">
            <text:p>11890</text:p>
          </table:table-cell>
          <table:table-cell/>
        </table:table-row>
        <table:table-row table:style-name="ro1">
          <table:table-cell/>
          <table:table-cell table:formula="of:=[.B27]*2" office:value-type="float" office:value="1024">
            <text:p>1024</text:p>
          </table:table-cell>
          <table:table-cell office:value-type="float" office:value="11299">
            <text:p>11299</text:p>
          </table:table-cell>
          <table:table-cell office:value-type="float" office:value="81919">
            <text:p>81919</text:p>
          </table:table-cell>
          <table:table-cell/>
        </table:table-row>
        <table:table-row table:style-name="ro1">
          <table:table-cell/>
          <table:table-cell table:formula="of:=[.B28]*2" office:value-type="float" office:value="2048">
            <text:p>2048</text:p>
          </table:table-cell>
          <table:table-cell office:value-type="float" office:value="113879">
            <text:p>113879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=8</text:p>
          </table:table-cell>
          <table:table-cell/>
          <table:table-cell>
            <draw:frame table:end-cell-address="Sheet1.L49" table:end-x="1.06cm" table:end-y="0.085cm" draw:z-index="2" draw:style-name="gr1" svg:width="16.829cm" svg:height="6.728cm" svg:x="0.038cm" svg:y="0.419cm">
              <draw:object draw:notify-on-update-of-ranges="Sheet1.B3:Sheet1.B13 Sheet1.C35:Sheet1.C45 Sheet1.D35:Sheet1.D4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O(n^3)</text:p>
          </table:table-cell>
          <table:table-cell office:value-type="string">
            <text:p>Shtrassen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35]*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36]*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37]*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f:=[.B38]*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formula="of:=[.B39]*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table:formula="of:=[.B40]*2"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/>
          <table:table-cell table:formula="of:=[.B41]*2"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491">
            <text:p>491</text:p>
          </table:table-cell>
          <table:table-cell/>
        </table:table-row>
        <table:table-row table:style-name="ro1">
          <table:table-cell/>
          <table:table-cell table:formula="of:=[.B42]*2" office:value-type="float" office:value="512">
            <text:p>512</text:p>
          </table:table-cell>
          <table:table-cell office:value-type="float" office:value="296">
            <text:p>296</text:p>
          </table:table-cell>
          <table:table-cell office:value-type="float" office:value="3578">
            <text:p>3578</text:p>
          </table:table-cell>
          <table:table-cell/>
        </table:table-row>
        <table:table-row table:style-name="ro1">
          <table:table-cell/>
          <table:table-cell table:formula="of:=[.B43]*2" office:value-type="float" office:value="1024">
            <text:p>1024</text:p>
          </table:table-cell>
          <table:table-cell office:value-type="float" office:value="11522">
            <text:p>11522</text:p>
          </table:table-cell>
          <table:table-cell office:value-type="float" office:value="24667">
            <text:p>24667</text:p>
          </table:table-cell>
          <table:table-cell/>
        </table:table-row>
        <table:table-row table:style-name="ro1">
          <table:table-cell/>
          <table:table-cell table:formula="of:=[.B44]*2" office:value-type="float" office:value="2048">
            <text:p>2048</text:p>
          </table:table-cell>
          <table:table-cell office:value-type="float" office:value="116198">
            <text:p>11619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=16</text:p>
          </table:table-cell>
          <table:table-cell/>
          <table:table-cell>
            <draw:frame table:end-cell-address="Sheet1.L65" table:end-x="1.06cm" table:end-y="0.074cm" draw:z-index="3" draw:style-name="gr1" svg:width="16.829cm" svg:height="6.728cm" svg:x="0.038cm" svg:y="0.409cm">
              <draw:object draw:notify-on-update-of-ranges="Sheet1.B3:Sheet1.B13 Sheet1.C51:Sheet1.C61 Sheet1.D51:Sheet1.D6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O(n^3)</text:p>
          </table:table-cell>
          <table:table-cell office:value-type="string">
            <text:p>Shtrassen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51]*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52]*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53]*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54]*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55]*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formula="of:=[.B56]*2"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table:formula="of:=[.B57]*2"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float" office:value="166">
            <text:p>166</text:p>
          </table:table-cell>
          <table:table-cell/>
        </table:table-row>
        <table:table-row table:style-name="ro1">
          <table:table-cell/>
          <table:table-cell table:formula="of:=[.B58]*2" office:value-type="float" office:value="512">
            <text:p>512</text:p>
          </table:table-cell>
          <table:table-cell office:value-type="float" office:value="306">
            <text:p>306</text:p>
          </table:table-cell>
          <table:table-cell office:value-type="float" office:value="1018">
            <text:p>1018</text:p>
          </table:table-cell>
          <table:table-cell/>
        </table:table-row>
        <table:table-row table:style-name="ro1">
          <table:table-cell/>
          <table:table-cell table:formula="of:=[.B59]*2" office:value-type="float" office:value="1024">
            <text:p>1024</text:p>
          </table:table-cell>
          <table:table-cell office:value-type="float" office:value="11482">
            <text:p>11482</text:p>
          </table:table-cell>
          <table:table-cell office:value-type="float" office:value="7339">
            <text:p>7339</text:p>
          </table:table-cell>
          <table:table-cell/>
        </table:table-row>
        <table:table-row table:style-name="ro1">
          <table:table-cell/>
          <table:table-cell table:formula="of:=[.B60]*2" office:value-type="float" office:value="2048">
            <text:p>2048</text:p>
          </table:table-cell>
          <table:table-cell office:value-type="float" office:value="113261">
            <text:p>113261</text:p>
          </table:table-cell>
          <table:table-cell office:value-type="float" office:value="51575">
            <text:p>5157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=32</text:p>
          </table:table-cell>
          <table:table-cell/>
          <table:table-cell>
            <draw:frame table:end-cell-address="Sheet1.L81" table:end-x="1.06cm" table:end-y="0.064cm" draw:z-index="4" draw:style-name="gr1" svg:width="16.829cm" svg:height="6.728cm" svg:x="0.038cm" svg:y="0.398cm">
              <draw:object draw:notify-on-update-of-ranges="Sheet1.B3:Sheet1.B13 Sheet1.C67:Sheet1.C77 Sheet1.D67:Sheet1.D7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O(n^3)</text:p>
          </table:table-cell>
          <table:table-cell office:value-type="string">
            <text:p>Shtrassen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67]*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68]*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69]*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70]*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71]*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formula="of:=[.B72]*2"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table:formula="of:=[.B73]*2"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/>
          <table:table-cell table:formula="of:=[.B74]*2" office:value-type="float" office:value="512">
            <text:p>512</text:p>
          </table:table-cell>
          <table:table-cell office:value-type="float" office:value="306">
            <text:p>306</text:p>
          </table:table-cell>
          <table:table-cell office:value-type="float" office:value="398">
            <text:p>398</text:p>
          </table:table-cell>
          <table:table-cell/>
        </table:table-row>
        <table:table-row table:style-name="ro1">
          <table:table-cell/>
          <table:table-cell table:formula="of:=[.B75]*2" office:value-type="float" office:value="1024">
            <text:p>1024</text:p>
          </table:table-cell>
          <table:table-cell office:value-type="float" office:value="11371">
            <text:p>11371</text:p>
          </table:table-cell>
          <table:table-cell office:value-type="float" office:value="2807">
            <text:p>2807</text:p>
          </table:table-cell>
          <table:table-cell/>
        </table:table-row>
        <table:table-row table:style-name="ro1">
          <table:table-cell/>
          <table:table-cell table:formula="of:=[.B76]*2" office:value-type="float" office:value="2048">
            <text:p>2048</text:p>
          </table:table-cell>
          <table:table-cell office:value-type="float" office:value="115439">
            <text:p>115439</text:p>
          </table:table-cell>
          <table:table-cell office:value-type="float" office:value="19017">
            <text:p>19017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=64</text:p>
          </table:table-cell>
          <table:table-cell/>
          <table:table-cell>
            <draw:frame table:end-cell-address="Sheet1.L97" table:end-x="1.06cm" table:end-y="0.054cm" draw:z-index="5" draw:style-name="gr1" svg:width="16.829cm" svg:height="6.728cm" svg:x="0.038cm" svg:y="0.389cm">
              <draw:object draw:notify-on-update-of-ranges="Sheet1.B3:Sheet1.B13 Sheet1.C83:Sheet1.C93 Sheet1.D83:Sheet1.D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O(n^3)</text:p>
          </table:table-cell>
          <table:table-cell office:value-type="string">
            <text:p>Shtrassen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83]*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84]*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85]*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86]*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f:=[.B87]*2"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f:=[.B88]*2"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formula="of:=[.B89]*2" office:value-type="float" office:value="256">
            <text:p>256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table:formula="of:=[.B90]*2" office:value-type="float" office:value="512">
            <text:p>512</text:p>
          </table:table-cell>
          <table:table-cell office:value-type="float" office:value="307">
            <text:p>307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/>
          <table:table-cell table:formula="of:=[.B91]*2" office:value-type="float" office:value="1024">
            <text:p>1024</text:p>
          </table:table-cell>
          <table:table-cell office:value-type="float" office:value="11530">
            <text:p>11530</text:p>
          </table:table-cell>
          <table:table-cell office:value-type="float" office:value="1478">
            <text:p>1478</text:p>
          </table:table-cell>
          <table:table-cell/>
        </table:table-row>
        <table:table-row table:style-name="ro1">
          <table:table-cell/>
          <table:table-cell table:formula="of:=[.B92]*2" office:value-type="float" office:value="2048">
            <text:p>2048</text:p>
          </table:table-cell>
          <table:table-cell office:value-type="float" office:value="116408">
            <text:p>116408</text:p>
          </table:table-cell>
          <table:table-cell office:value-type="float" office:value="10078">
            <text:p>1007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=128</text:p>
          </table:table-cell>
          <table:table-cell/>
          <table:table-cell>
            <draw:frame table:end-cell-address="Sheet1.L113" table:end-x="1.06cm" table:end-y="0.043cm" draw:z-index="6" draw:style-name="gr1" svg:width="16.829cm" svg:height="6.728cm" svg:x="0.038cm" svg:y="0.378cm">
              <draw:object draw:notify-on-update-of-ranges="Sheet1.B3:Sheet1.B13 Sheet1.C99:Sheet1.C109 Sheet1.D99:Sheet1.D10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O(n^3)</text:p>
          </table:table-cell>
          <table:table-cell office:value-type="string">
            <text:p>Shtrassen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99]*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00]*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01]*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02]*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03]*2"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f:=[.B104]*2"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formula="of:=[.B105]*2"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table:formula="of:=[.B106]*2" office:value-type="float" office:value="512">
            <text:p>512</text:p>
          </table:table-cell>
          <table:table-cell office:value-type="float" office:value="307">
            <text:p>30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/>
          <table:table-cell table:formula="of:=[.B107]*2" office:value-type="float" office:value="1024">
            <text:p>1024</text:p>
          </table:table-cell>
          <table:table-cell office:value-type="float" office:value="11528">
            <text:p>1152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/>
          <table:table-cell table:formula="of:=[.B108]*2" office:value-type="float" office:value="2048">
            <text:p>2048</text:p>
          </table:table-cell>
          <table:table-cell office:value-type="float" office:value="116228">
            <text:p>116228</text:p>
          </table:table-cell>
          <table:table-cell office:value-type="float" office:value="8861">
            <text:p>8861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=256</text:p>
          </table:table-cell>
          <table:table-cell/>
          <table:table-cell>
            <draw:frame table:end-cell-address="Sheet1.L129" table:end-x="1.06cm" table:end-y="0.034cm" draw:z-index="7" draw:style-name="gr1" svg:width="16.829cm" svg:height="6.728cm" svg:x="0.038cm" svg:y="0.368cm">
              <draw:object draw:notify-on-update-of-ranges="Sheet1.B3:Sheet1.B13 Sheet1.C115:Sheet1.C125 Sheet1.D115:Sheet1.D12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O(n^3)</text:p>
          </table:table-cell>
          <table:table-cell office:value-type="string">
            <text:p>Shtrassen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15]*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16]*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17]*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18]*2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19]*2"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f:=[.B120]*2"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formula="of:=[.B121]*2" office:value-type="float" office:value="256">
            <text:p>256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table:formula="of:=[.B122]*2" office:value-type="float" office:value="512">
            <text:p>512</text:p>
          </table:table-cell>
          <table:table-cell office:value-type="float" office:value="284">
            <text:p>284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/>
          <table:table-cell table:formula="of:=[.B123]*2" office:value-type="float" office:value="1024">
            <text:p>1024</text:p>
          </table:table-cell>
          <table:table-cell office:value-type="float" office:value="11540">
            <text:p>11540</text:p>
          </table:table-cell>
          <table:table-cell office:value-type="float" office:value="1454">
            <text:p>1454</text:p>
          </table:table-cell>
          <table:table-cell/>
        </table:table-row>
        <table:table-row table:style-name="ro1">
          <table:table-cell/>
          <table:table-cell table:formula="of:=[.B124]*2" office:value-type="float" office:value="2048">
            <text:p>2048</text:p>
          </table:table-cell>
          <table:table-cell office:value-type="float" office:value="114568">
            <text:p>114568</text:p>
          </table:table-cell>
          <table:table-cell office:value-type="float" office:value="10214">
            <text:p>10214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=512</text:p>
          </table:table-cell>
          <table:table-cell>
            <draw:frame table:end-cell-address="Sheet1.L145" table:end-x="0.96cm" table:end-y="0.023cm" draw:z-index="8" draw:style-name="gr1" svg:width="16.829cm" svg:height="6.728cm" svg:x="2.255cm" svg:y="0.358cm">
              <draw:object draw:notify-on-update-of-ranges="Sheet1.B3:Sheet1.B13 Sheet1.C131:Sheet1.C141 Sheet1.D131:Sheet1.D14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O(n^3)</text:p>
          </table:table-cell>
          <table:table-cell office:value-type="string">
            <text:p>Shtrassen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31]*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32]*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33]*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34]*2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35]*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36]*2"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formula="of:=[.B137]*2"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table:formula="of:=[.B138]*2" office:value-type="float" office:value="512">
            <text:p>512</text:p>
          </table:table-cell>
          <table:table-cell office:value-type="float" office:value="310">
            <text:p>310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/>
          <table:table-cell table:formula="of:=[.B139]*2" office:value-type="float" office:value="1024">
            <text:p>1024</text:p>
          </table:table-cell>
          <table:table-cell office:value-type="float" office:value="11333">
            <text:p>11333</text:p>
          </table:table-cell>
          <table:table-cell office:value-type="float" office:value="2237">
            <text:p>2237</text:p>
          </table:table-cell>
          <table:table-cell/>
        </table:table-row>
        <table:table-row table:style-name="ro1">
          <table:table-cell/>
          <table:table-cell table:formula="of:=[.B140]*2" office:value-type="float" office:value="2048">
            <text:p>2048</text:p>
          </table:table-cell>
          <table:table-cell office:value-type="float" office:value="115424">
            <text:p>115424</text:p>
          </table:table-cell>
          <table:table-cell office:value-type="float" office:value="15201">
            <text:p>15201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15.03.2012</text:date>, <text:time>11:1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5T10:36:38</meta:creation-date>
    <dc:date>2012-03-15T11:16:12</dc:date>
    <meta:editing-duration>PT39M38S</meta:editing-duration>
    <meta:editing-cycles>35</meta:editing-cycles>
    <meta:generator>LibreOffice/3.3$Unix LibreOffice_project/330m19$Build-202</meta:generator>
    <meta:document-statistic meta:table-count="3" meta:cell-count="32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svg:stroke-width="0.0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27cm" svg:height="6.729cm" xlink:href=".." xlink:type="simple" chart:class="chart:line" chart:style-name="ch1">
        <chart:plot-area chart:style-name="ch2" table:cell-range-address="Sheet1.B3:Sheet1.D13" chart:data-source-has-labels="column" svg:x="0.788cm" svg:y="0.671cm" svg:width="15.463cm" svg:height="5.504cm">
          <chartooo:coordinate-region svg:x="2.218cm" svg:y="0.865cm" svg:width="13.635cm" svg:height="4.674cm"/>
          <chart:axis chart:dimension="x" chart:name="primary-x" chart:style-name="ch3">
            <chart:categories table:cell-range-address="Sheet1.B3:Sheet1.B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C13" chart:class="chart:line">
            <chart:data-point chart:repeated="11"/>
          </chart:series>
          <chart:series chart:style-name="ch6" chart:values-cell-range-address="Sheet1.D3:Sheet1.D1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  <table:table-cell office:value-type="float" office:value="0">
                <text:p>0</text:p>
                <draw:g>
                  <svg:desc>Sheet1.D3:Sheet1.D13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">
                <text:p>29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7">
                <text:p>297</text:p>
              </table:table-cell>
              <table:table-cell office:value-type="float" office:value="42005">
                <text:p>420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220">
                <text:p>1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4000">
                <text:p>114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5cm" chart:symbol-height="0.15cm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15cm" chart:symbol-height="0.15cm"/>
      <style:graphic-properties svg:stroke-width="0.0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3cm" svg:height="6.729cm" xlink:href=".." xlink:type="simple" chart:class="chart:line" chart:column-mapping="0" chart:style-name="ch1">
        <chart:plot-area chart:style-name="ch2" table:cell-range-address="Sheet1.B3:Sheet1.B13 Sheet1.C19:Sheet1.D29" chart:data-source-has-labels="column" svg:x="0.786cm" svg:y="0.671cm" svg:width="15.372cm" svg:height="5.504cm">
          <chartooo:coordinate-region svg:x="2.216cm" svg:y="0.865cm" svg:width="13.543cm" svg:height="4.674cm"/>
          <chart:axis chart:dimension="x" chart:name="primary-x" chart:style-name="ch3">
            <chart:categories table:cell-range-address="Sheet1.B3:Sheet1.B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19:Sheet1.C29" chart:class="chart:line">
            <chart:data-point chart:repeated="11"/>
          </chart:series>
          <chart:series chart:style-name="ch6" chart:values-cell-range-address="Sheet1.D19:Sheet1.D2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19:Sheet1.C29</svg:desc>
                </draw:g>
              </table:table-cell>
              <table:table-cell office:value-type="float" office:value="0">
                <text:p>0</text:p>
                <draw:g>
                  <svg:desc>Sheet1.D19:Sheet1.D29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">
                <text:p>34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5">
                <text:p>325</text:p>
              </table:table-cell>
              <table:table-cell office:value-type="float" office:value="11890">
                <text:p>1189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299">
                <text:p>11299</text:p>
              </table:table-cell>
              <table:table-cell office:value-type="float" office:value="81919">
                <text:p>8191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3879">
                <text:p>1138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5cm" chart:symbol-height="0.15cm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15cm" chart:symbol-height="0.15cm"/>
      <style:graphic-properties svg:stroke-width="0.0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3cm" svg:height="6.729cm" xlink:href=".." xlink:type="simple" chart:class="chart:line" chart:column-mapping="0" chart:style-name="ch1">
        <chart:plot-area chart:style-name="ch2" table:cell-range-address="Sheet1.B3:Sheet1.B13 Sheet1.C35:Sheet1.D45" chart:data-source-has-labels="column" svg:x="0.786cm" svg:y="0.671cm" svg:width="15.372cm" svg:height="5.504cm">
          <chartooo:coordinate-region svg:x="2.216cm" svg:y="0.865cm" svg:width="13.543cm" svg:height="4.674cm"/>
          <chart:axis chart:dimension="x" chart:name="primary-x" chart:style-name="ch3">
            <chart:categories table:cell-range-address="Sheet1.B3:Sheet1.B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35:Sheet1.C45" chart:class="chart:line">
            <chart:data-point chart:repeated="11"/>
          </chart:series>
          <chart:series chart:style-name="ch6" chart:values-cell-range-address="Sheet1.D35:Sheet1.D45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35:Sheet1.C45</svg:desc>
                </draw:g>
              </table:table-cell>
              <table:table-cell office:value-type="float" office:value="0">
                <text:p>0</text:p>
                <draw:g>
                  <svg:desc>Sheet1.D35:Sheet1.D4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">
                <text:p>2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6">
                <text:p>296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522">
                <text:p>11522</text:p>
              </table:table-cell>
              <table:table-cell office:value-type="float" office:value="24667">
                <text:p>2466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6198">
                <text:p>1161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5cm" chart:symbol-height="0.15cm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15cm" chart:symbol-height="0.15cm"/>
      <style:graphic-properties svg:stroke-width="0.0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3cm" svg:height="6.729cm" xlink:href=".." xlink:type="simple" chart:class="chart:line" chart:column-mapping="0" chart:style-name="ch1">
        <chart:plot-area chart:style-name="ch2" table:cell-range-address="Sheet1.B3:Sheet1.B13 Sheet1.C51:Sheet1.D61" chart:data-source-has-labels="column" svg:x="0.786cm" svg:y="0.671cm" svg:width="15.372cm" svg:height="5.504cm">
          <chartooo:coordinate-region svg:x="2.216cm" svg:y="0.865cm" svg:width="13.543cm" svg:height="4.674cm"/>
          <chart:axis chart:dimension="x" chart:name="primary-x" chart:style-name="ch3">
            <chart:categories table:cell-range-address="Sheet1.B3:Sheet1.B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51:Sheet1.C61" chart:class="chart:line">
            <chart:data-point chart:repeated="11"/>
          </chart:series>
          <chart:series chart:style-name="ch6" chart:values-cell-range-address="Sheet1.D51:Sheet1.D6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51:Sheet1.C61</svg:desc>
                </draw:g>
              </table:table-cell>
              <table:table-cell office:value-type="float" office:value="0">
                <text:p>0</text:p>
                <draw:g>
                  <svg:desc>Sheet1.D51:Sheet1.D61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">
                <text:p>2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6">
                <text:p>30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482">
                <text:p>11482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3261">
                <text:p>113261</text:p>
              </table:table-cell>
              <table:table-cell office:value-type="float" office:value="51575">
                <text:p>515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5cm" chart:symbol-height="0.15cm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15cm" chart:symbol-height="0.15cm"/>
      <style:graphic-properties svg:stroke-width="0.0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3cm" svg:height="6.729cm" xlink:href=".." xlink:type="simple" chart:class="chart:line" chart:column-mapping="0" chart:style-name="ch1">
        <chart:plot-area chart:style-name="ch2" table:cell-range-address="Sheet1.B3:Sheet1.B13 Sheet1.C67:Sheet1.D77" chart:data-source-has-labels="column" svg:x="0.786cm" svg:y="0.671cm" svg:width="15.372cm" svg:height="5.504cm">
          <chartooo:coordinate-region svg:x="2.216cm" svg:y="0.865cm" svg:width="13.543cm" svg:height="4.674cm"/>
          <chart:axis chart:dimension="x" chart:name="primary-x" chart:style-name="ch3">
            <chart:categories table:cell-range-address="Sheet1.B3:Sheet1.B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67:Sheet1.C77" chart:class="chart:line">
            <chart:data-point chart:repeated="11"/>
          </chart:series>
          <chart:series chart:style-name="ch6" chart:values-cell-range-address="Sheet1.D67:Sheet1.D77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67:Sheet1.C77</svg:desc>
                </draw:g>
              </table:table-cell>
              <table:table-cell office:value-type="float" office:value="0">
                <text:p>0</text:p>
                <draw:g>
                  <svg:desc>Sheet1.D67:Sheet1.D77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6">
                <text:p>30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371">
                <text:p>11371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5439">
                <text:p>115439</text:p>
              </table:table-cell>
              <table:table-cell office:value-type="float" office:value="19017">
                <text:p>190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5cm" chart:symbol-height="0.15cm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15cm" chart:symbol-height="0.15cm"/>
      <style:graphic-properties svg:stroke-width="0.0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3cm" svg:height="6.729cm" xlink:href=".." xlink:type="simple" chart:class="chart:line" chart:column-mapping="0" chart:style-name="ch1">
        <chart:plot-area chart:style-name="ch2" table:cell-range-address="Sheet1.B3:Sheet1.B13 Sheet1.C83:Sheet1.D93" chart:data-source-has-labels="column" svg:x="0.786cm" svg:y="0.671cm" svg:width="15.372cm" svg:height="5.504cm">
          <chartooo:coordinate-region svg:x="2.216cm" svg:y="0.865cm" svg:width="13.543cm" svg:height="4.674cm"/>
          <chart:axis chart:dimension="x" chart:name="primary-x" chart:style-name="ch3">
            <chart:categories table:cell-range-address="Sheet1.B3:Sheet1.B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83:Sheet1.C93" chart:class="chart:line">
            <chart:data-point chart:repeated="11"/>
          </chart:series>
          <chart:series chart:style-name="ch6" chart:values-cell-range-address="Sheet1.D83:Sheet1.D9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83:Sheet1.C93</svg:desc>
                </draw:g>
              </table:table-cell>
              <table:table-cell office:value-type="float" office:value="0">
                <text:p>0</text:p>
                <draw:g>
                  <svg:desc>Sheet1.D83:Sheet1.D93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7">
                <text:p>30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530">
                <text:p>1153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6408">
                <text:p>116408</text:p>
              </table:table-cell>
              <table:table-cell office:value-type="float" office:value="10078">
                <text:p>100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5cm" chart:symbol-height="0.15cm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15cm" chart:symbol-height="0.15cm"/>
      <style:graphic-properties svg:stroke-width="0.0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3cm" svg:height="6.729cm" xlink:href=".." xlink:type="simple" chart:class="chart:line" chart:column-mapping="0" chart:style-name="ch1">
        <chart:plot-area chart:style-name="ch2" table:cell-range-address="Sheet1.B3:Sheet1.B13 Sheet1.C99:Sheet1.D109" chart:data-source-has-labels="column" svg:x="0.786cm" svg:y="0.671cm" svg:width="15.372cm" svg:height="5.504cm">
          <chartooo:coordinate-region svg:x="2.216cm" svg:y="0.865cm" svg:width="13.543cm" svg:height="4.674cm"/>
          <chart:axis chart:dimension="x" chart:name="primary-x" chart:style-name="ch3">
            <chart:categories table:cell-range-address="Sheet1.B3:Sheet1.B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99:Sheet1.C109" chart:class="chart:line">
            <chart:data-point chart:repeated="11"/>
          </chart:series>
          <chart:series chart:style-name="ch6" chart:values-cell-range-address="Sheet1.D99:Sheet1.D10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99:Sheet1.C109</svg:desc>
                </draw:g>
              </table:table-cell>
              <table:table-cell office:value-type="float" office:value="0">
                <text:p>0</text:p>
                <draw:g>
                  <svg:desc>Sheet1.D99:Sheet1.D109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7">
                <text:p>30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528">
                <text:p>11528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6228">
                <text:p>116228</text:p>
              </table:table-cell>
              <table:table-cell office:value-type="float" office:value="8861">
                <text:p>88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5cm" chart:symbol-height="0.15cm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15cm" chart:symbol-height="0.15cm"/>
      <style:graphic-properties svg:stroke-width="0.0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3cm" svg:height="6.729cm" xlink:href=".." xlink:type="simple" chart:class="chart:line" chart:column-mapping="0" chart:style-name="ch1">
        <chart:plot-area chart:style-name="ch2" table:cell-range-address="Sheet1.B3:Sheet1.B13 Sheet1.C115:Sheet1.D125" chart:data-source-has-labels="column" svg:x="0.786cm" svg:y="0.671cm" svg:width="15.372cm" svg:height="5.504cm">
          <chartooo:coordinate-region svg:x="2.216cm" svg:y="0.865cm" svg:width="13.543cm" svg:height="4.674cm"/>
          <chart:axis chart:dimension="x" chart:name="primary-x" chart:style-name="ch3">
            <chart:categories table:cell-range-address="Sheet1.B3:Sheet1.B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115:Sheet1.C125" chart:class="chart:line">
            <chart:data-point chart:repeated="11"/>
          </chart:series>
          <chart:series chart:style-name="ch6" chart:values-cell-range-address="Sheet1.D115:Sheet1.D125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115:Sheet1.C125</svg:desc>
                </draw:g>
              </table:table-cell>
              <table:table-cell office:value-type="float" office:value="0">
                <text:p>0</text:p>
                <draw:g>
                  <svg:desc>Sheet1.D115:Sheet1.D12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4">
                <text:p>28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540">
                <text:p>11540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4568">
                <text:p>114568</text:p>
              </table:table-cell>
              <table:table-cell office:value-type="float" office:value="10214">
                <text:p>102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5cm" chart:symbol-height="0.15cm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15cm" chart:symbol-height="0.15cm"/>
      <style:graphic-properties svg:stroke-width="0.0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3cm" svg:height="6.729cm" xlink:href=".." xlink:type="simple" chart:class="chart:line" chart:column-mapping="0" chart:style-name="ch1">
        <chart:plot-area chart:style-name="ch2" table:cell-range-address="Sheet1.B3:Sheet1.B13 Sheet1.C131:Sheet1.D141" chart:data-source-has-labels="column" svg:x="0.786cm" svg:y="0.671cm" svg:width="15.372cm" svg:height="5.504cm">
          <chartooo:coordinate-region svg:x="2.216cm" svg:y="0.865cm" svg:width="13.543cm" svg:height="4.674cm"/>
          <chart:axis chart:dimension="x" chart:name="primary-x" chart:style-name="ch3">
            <chart:categories table:cell-range-address="Sheet1.B3:Sheet1.B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131:Sheet1.C141" chart:class="chart:line">
            <chart:data-point chart:repeated="11"/>
          </chart:series>
          <chart:series chart:style-name="ch6" chart:values-cell-range-address="Sheet1.D131:Sheet1.D14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131:Sheet1.C141</svg:desc>
                </draw:g>
              </table:table-cell>
              <table:table-cell office:value-type="float" office:value="0">
                <text:p>0</text:p>
                <draw:g>
                  <svg:desc>Sheet1.D131:Sheet1.D141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10">
                <text:p>3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333">
                <text:p>11333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5424">
                <text:p>115424</text:p>
              </table:table-cell>
              <table:table-cell office:value-type="float" office:value="15201">
                <text:p>152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